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  <style:text-properties fo:font-size="36pt" style:font-size-asian="36pt" style:font-size-complex="36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374cm" fo:margin-bottom="0cm" fo:text-align="start" fo:text-indent="0cm"/>
    </style:style>
    <style:style style:name="P18" style:family="paragraph">
      <style:text-properties style:font-name="Times New Roman" fo:font-size="36pt" style:font-size-asian="36pt" style:font-size-complex="36pt"/>
    </style:style>
    <style:style style:name="P19" style:family="paragraph">
      <style:text-properties fo:color="#5983b0" loext:opacity="100%" style:font-name="Times New Roman"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5" style:family="text">
      <style:text-properties fo:color="#5983b0" loext:opacity="100%" style:font-name="Times New Roman" fo:font-size="18pt" style:font-size-asian="18pt" style:font-size-complex="18pt"/>
    </style:style>
    <style:style style:name="T26" style:family="text">
      <style:text-properties fo:color="#5983b0" loext:opacity="100%" fo:font-size="36pt" style:font-size-asian="36pt" style:font-size-complex="36pt"/>
    </style:style>
    <style:style style:name="T27" style:family="text">
      <style:text-properties fo:color="#5983b0" loext:opacity="100%" fo:font-size="22pt" style:font-size-asian="22pt" style:font-size-complex="22pt"/>
    </style:style>
    <style:style style:name="T28" style:family="text">
      <style:text-properties fo:color="#5983b0" loext:opacity="100%" fo:font-size="32pt" style:font-size-asian="32pt" style:font-size-complex="3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p><text:span text:style-name="T10"><text:s text:c="2"/>Διαδρομές εξόδου</text:span></text:p>
            <text:p><text:span text:style-name="T10"><text:s text:c="2"/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7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7"><text:span text:style-name="T23">Ενέργειες πρώτων λεπτών </text:span><text:span text:style-name="T23"><text:line-break/></text:span><text:span text:style-name="T23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draw:frame presentation:style-name="pr1" draw:text-style-name="P18" draw:layer="layout" svg:width="25cm" svg:height="3cm" svg:x="1cm" svg:y="1.5cm" presentation:class="title" presentation:user-transformed="true">
          <draw:text-box>
            <text:p><text:span text:style-name="T24">Ερώτηση 6 – Πολλαπλής επιλογής</text:span></text:p>
          </draw:text-box>
        </draw:frame>
        <draw:frame presentation:style-name="pr2" draw:text-style-name="P19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5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6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7"><text:s/></text:span><text:span text:style-name="T28"><text:s/>Μικροτραυματισμοί</text:span></text:p>
                <text:p><text:span text:style-name="T28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cm" svg:y="4.5cm" presentation:class="title" presentation:user-transformed="true">
          <draw:text-box>
            <text:p text:style-name="P20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7"><text:span text:style-name="T23"><text:s/>Έλεγχος ανταπόκρισης </text:span><text:span text:style-name="T23"><text:line-break/></text:span><text:span text:style-name="T23"> Συμπιέσεις </text:span><text:span text:style-name="T23"><text:line-break/></text:span><text:span text:style-name="T23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7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7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7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7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7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7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7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3H32M28S</meta:editing-duration>
    <meta:editing-cycles>66</meta:editing-cycles>
    <dc:date>2026-02-18T10:15:23.693550700</dc:date>
    <meta:print-date>2025-12-02T12:08:58.830841000</meta:print-date>
    <meta:printed-by>PDF files</meta:printed-by>
    <dc:publisher>Ν.Αϊβαλιώτης</dc:publisher>
    <meta:document-statistic meta:object-count="236"/>
  </office:meta>
</office:document-meta>
</file>